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1.A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P1" style:family="paragraph" style:parent-style-name="Heading_20_2">
      <style:text-properties fo:font-weight="normal" officeooo:rsid="0005868d" officeooo:paragraph-rsid="0005868d" style:font-weight-asian="normal" style:font-weight-complex="normal"/>
    </style:style>
    <style:style style:name="P2" style:family="paragraph" style:parent-style-name="Standard">
      <style:text-properties fo:font-weight="normal" officeooo:rsid="0005868d" officeooo:paragraph-rsid="0005868d" style:font-weight-asian="normal" style:font-weight-complex="normal"/>
    </style:style>
    <style:style style:name="P3" style:family="paragraph" style:parent-style-name="Text_20_body">
      <style:text-properties fo:font-weight="normal" officeooo:rsid="0005868d" officeooo:paragraph-rsid="0005868d"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Heading_20_2">
      <style:text-properties fo:font-weight="bold" officeooo:rsid="0005868d" officeooo:paragraph-rsid="0005868d" style:font-weight-asian="bold" style:font-weight-complex="bold"/>
    </style:style>
    <style:style style:name="P8" style:family="paragraph" style:parent-style-name="Heading_20_2">
      <style:paragraph-properties fo:break-before="page"/>
      <style:text-properties fo:font-weight="bold" officeooo:rsid="0005868d" officeooo:paragraph-rsid="0005868d" style:font-weight-asian="bold" style:font-weight-complex="bold"/>
    </style:style>
    <style:style style:name="P9" style:family="paragraph" style:parent-style-name="Text_20_body">
      <style:text-properties fo:font-weight="bold" officeooo:rsid="0005868d" officeooo:paragraph-rsid="0005868d" style:font-weight-asian="bold" style:font-weight-complex="bold"/>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paragraph-properties fo:margin-top="0cm" fo:margin-bottom="0.499cm" style:contextual-spacing="false"/>
      <style:text-properties officeooo:paragraph-rsid="0005868d"/>
    </style:style>
    <style:style style:name="P12" style:family="paragraph" style:parent-style-name="Table_20_Contents">
      <style:text-properties officeooo:rsid="0005868d" officeooo:paragraph-rsid="0005868d"/>
    </style:style>
    <style:style style:name="P13" style:family="paragraph" style:parent-style-name="Text_20_body">
      <style:text-properties officeooo:rsid="0005868d" officeooo:paragraph-rsid="0005868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T1" style:family="text">
      <style:text-properties officeooo:rsid="0005868d"/>
    </style:style>
    <style:style style:name="T2" style:family="text">
      <style:text-properties style:text-position="super 58%"/>
    </style:style>
    <style:style style:name="T3" style:family="text">
      <style:text-properties fo:font-size="8pt" style:font-size-asian="8pt" style:font-size-complex="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udge System Development Report</text:h>
      <text:p text:style-name="P13">March 7<text:span text:style-name="T2">th</text:span> 2025<text:line-break/><text:span text:style-name="T3">Judge Version (v1)</text:span></text:p>
      <text:h text:style-name="Heading_20_2" text:outline-level="2">Overview</text:h>
      <text:p text:style-name="Text_20_body">The Judge System project is progressing steadily. The backend has been largely developed, but there are still key features that need to be implemented. Specifically, the system does not yet track the number of labs a student has successfully passed. This feature will be <text:span text:style-name="T5">implemented</text:span> within the next month to enhance functionality and student progress tracking.</text:p>
      <text:h text:style-name="Heading_20_2" text:outline-level="2">Backend Development</text:h>
      <text:p text:style-name="Text_20_body">The backend is structured with best practices in mind. Custom interfaces such as “<text:span text:style-name="T1">IUserService”</text:span> have been implemented to improve clarity and maintainability. This structure was chosen to ensure modularity and ease of extension in future iterations. Additionally, comments have been added to the codebase to provide clarity and guidance for developers working on the project.</text:p>
      <text:h text:style-name="Heading_20_3" text:outline-level="3">Data Seeding</text:h>
      <text:p text:style-name="Text_20_body">A method for seeding data is included within <text:span text:style-name="Source_20_Text">Program.cs</text:span>, allowing users to initialize the database with necessary records. This feature ensures that test data is available for development and testing purposes without manual intervention.</text:p>
      <text:h text:style-name="Heading_20_3" text:outline-level="3">Configuration Management</text:h>
      <text:p text:style-name="Text_20_body">Currently, environment variables or a <text:span text:style-name="Source_20_Text">.env</text:span> file are not utilized for configuration management. However, implementing a standardized configuration system is planned for the near future to improve flexibility and maintainability.</text:p>
      <text:h text:style-name="Heading_20_2" text:outline-level="2">Docker Integration</text:h>
      <text:p text:style-name="Text_20_body">The execution backend is successfully deployed within a Docker container. The Judge System's execution engine is designed to compile and execute code in multiple programming languages within an isolated environment. The container must be running for the system to function properly.</text:p>
      <text:h text:style-name="Heading_20_3" text:outline-level="3">Supported Languages</text:h>
      <text:p text:style-name="Text_20_body">The Judge System currently supports the following languages:</text:p>
      <text:list text:style-name="L1">
        <text:list-item>
          <text:p text:style-name="P14">Python (Dynamically Executed)</text:p>
        </text:list-item>
        <text:list-item>
          <text:p text:style-name="P14">Java (Statically Compiled &amp; Executed)</text:p>
        </text:list-item>
        <text:list-item>
          <text:p text:style-name="P14">C# (Statically Compiled &amp; Executed)</text:p>
        </text:list-item>
      </text:list>
      <text:h text:style-name="Heading_20_3" text:outline-level="3"/>
      <text:h text:style-name="P6" text:outline-level="3">Features</text:h>
      <text:list text:style-name="L2">
        <text:list-item>
          <text:p text:style-name="P15">Single file execution</text:p>
        </text:list-item>
        <text:list-item>
          <text:p text:style-name="P15">Isolated execution environment via Docker</text:p>
        </text:list-item>
        <text:list-item>
          <text:p text:style-name="P15">Supports Python, Java, and C#</text:p>
        </text:list-item>
        <text:list-item>
          <text:p text:style-name="P15">HTTP API for receiving and executing code</text:p>
        </text:list-item>
        <text:list-item>
          <text:p text:style-name="P15">Execution timeout (5 seconds)</text:p>
        </text:list-item>
      </text:list>
      <text:h text:style-name="Heading_20_3" text:outline-level="3">Deployment</text:h>
      <text:p text:style-name="Text_20_body">The Docker container is built and deployed using the following commands:</text:p>
      <table:table table:name="Table1" table:style-name="Table1">
        <table:table-column table:style-name="Table1.A"/>
        <table:table-row>
          <table:table-cell table:style-name="Table1.A1" office:value-type="string">
            <text:p text:style-name="Table_20_Contents">sudo docker build -t judge-container .</text:p>
          </table:table-cell>
        </table:table-row>
        <table:table-row>
          <table:table-cell table:style-name="Table1.A2" office:value-type="string">
            <text:p text:style-name="Table_20_Contents">sudo docker run -p 5000:5000 --name judge-container judge-container</text:p>
          </table:table-cell>
        </table:table-row>
      </table:table>
      <text:p text:style-name="P4"/>
      <text:p text:style-name="P2">Currently the port is fixed to 5000 and will be adjusted using .env files in sooner updates.</text:p>
      <text:p text:style-name="P3">To stop and remove the container:</text:p>
      <table:table table:name="Table2" table:style-name="Table2">
        <table:table-column table:style-name="Table2.A"/>
        <table:table-row>
          <table:table-cell table:style-name="Table2.A1" office:value-type="string">
            <text:p text:style-name="Table_20_Contents">sudo docker stop judge-container</text:p>
          </table:table-cell>
        </table:table-row>
        <table:table-row>
          <table:table-cell table:style-name="Table2.A2" office:value-type="string">
            <text:p text:style-name="Table_20_Contents">sudo docker rm judge-container</text:p>
          </table:table-cell>
        </table:table-row>
      </table:table>
      <text:p text:style-name="P3"/>
      <text:h text:style-name="Heading_20_3" text:outline-level="3">Performance Metrics</text:h>
      <text:p text:style-name="Text_20_body">A performance analysis was conducted across the supported languages, measuring execution speeds in seconds:</text:p>
      <table:table table:name="Table3" table:style-name="Table3">
        <table:table-column table:style-name="Table3.A" table:number-columns-repeated="3"/>
        <table:table-column table:style-name="Table3.D"/>
        <table:table-row>
          <table:table-cell table:style-name="Table3.A1" office:value-type="string">
            <text:p text:style-name="Table_20_Contents">Test #</text:p>
          </table:table-cell>
          <table:table-cell table:style-name="Table3.A1" office:value-type="string">
            <text:p text:style-name="Table_20_Contents">Python (s)</text:p>
          </table:table-cell>
          <table:table-cell table:style-name="Table3.A1" office:value-type="string">
            <text:p text:style-name="Table_20_Contents">C# (s)</text:p>
          </table:table-cell>
          <table:table-cell table:style-name="Table3.D1" office:value-type="string">
            <text:p text:style-name="Table_20_Contents">Java (s)</text:p>
          </table:table-cell>
        </table:table-row>
        <table:table-row>
          <table:table-cell table:style-name="Table3.A2" office:value-type="string">
            <text:p text:style-name="P12">1</text:p>
          </table:table-cell>
          <table:table-cell table:style-name="Table3.A2" office:value-type="string">
            <text:p text:style-name="Table_20_Contents">0.021</text:p>
          </table:table-cell>
          <table:table-cell table:style-name="Table3.A2" office:value-type="string">
            <text:p text:style-name="Table_20_Contents">0.429</text:p>
          </table:table-cell>
          <table:table-cell table:style-name="Table3.D2" office:value-type="string">
            <text:p text:style-name="Table_20_Contents">3.341</text:p>
          </table:table-cell>
        </table:table-row>
        <table:table-row>
          <table:table-cell table:style-name="Table3.A2" office:value-type="string">
            <text:p text:style-name="P12">2</text:p>
          </table:table-cell>
          <table:table-cell table:style-name="Table3.A2" office:value-type="string">
            <text:p text:style-name="Table_20_Contents">0.016</text:p>
          </table:table-cell>
          <table:table-cell table:style-name="Table3.A2" office:value-type="string">
            <text:p text:style-name="Table_20_Contents">0.435</text:p>
          </table:table-cell>
          <table:table-cell table:style-name="Table3.D2" office:value-type="string">
            <text:p text:style-name="Table_20_Contents">3.420</text:p>
          </table:table-cell>
        </table:table-row>
        <table:table-row>
          <table:table-cell table:style-name="Table3.A2" office:value-type="string">
            <text:p text:style-name="P12">3</text:p>
          </table:table-cell>
          <table:table-cell table:style-name="Table3.A2" office:value-type="string">
            <text:p text:style-name="Table_20_Contents">0.016</text:p>
          </table:table-cell>
          <table:table-cell table:style-name="Table3.A2" office:value-type="string">
            <text:p text:style-name="Table_20_Contents">0.425</text:p>
          </table:table-cell>
          <table:table-cell table:style-name="Table3.D2" office:value-type="string">
            <text:p text:style-name="Table_20_Contents">3.349</text:p>
          </table:table-cell>
        </table:table-row>
        <table:table-row>
          <table:table-cell table:style-name="Table3.A2" office:value-type="string">
            <text:p text:style-name="P12">4</text:p>
          </table:table-cell>
          <table:table-cell table:style-name="Table3.A2" office:value-type="string">
            <text:p text:style-name="Table_20_Contents">0.016</text:p>
          </table:table-cell>
          <table:table-cell table:style-name="Table3.A2" office:value-type="string">
            <text:p text:style-name="Table_20_Contents">0.429</text:p>
          </table:table-cell>
          <table:table-cell table:style-name="Table3.D2" office:value-type="string">
            <text:p text:style-name="Table_20_Contents">3.412</text:p>
          </table:table-cell>
        </table:table-row>
        <table:table-row>
          <table:table-cell table:style-name="Table3.A2" office:value-type="string">
            <text:p text:style-name="P12">5</text:p>
          </table:table-cell>
          <table:table-cell table:style-name="Table3.A2" office:value-type="string">
            <text:p text:style-name="Table_20_Contents">0.015</text:p>
          </table:table-cell>
          <table:table-cell table:style-name="Table3.A2" office:value-type="string">
            <text:p text:style-name="Table_20_Contents">0.416</text:p>
          </table:table-cell>
          <table:table-cell table:style-name="Table3.D2" office:value-type="string">
            <text:p text:style-name="Table_20_Contents">3.360</text:p>
          </table:table-cell>
        </table:table-row>
        <table:table-row>
          <table:table-cell table:style-name="Table3.A2" office:value-type="string">
            <text:p text:style-name="P12">AVG</text:p>
          </table:table-cell>
          <table:table-cell table:style-name="Table3.A2" office:value-type="string">
            <text:p text:style-name="Table_20_Contents">0.016</text:p>
          </table:table-cell>
          <table:table-cell table:style-name="Table3.A2" office:value-type="string">
            <text:p text:style-name="Table_20_Contents">0.429</text:p>
          </table:table-cell>
          <table:table-cell table:style-name="Table3.D2" office:value-type="string">
            <text:p text:style-name="Table_20_Contents">3.377</text:p>
          </table:table-cell>
        </table:table-row>
      </table:table>
      <text:p text:style-name="P3"/>
      <text:h text:style-name="P1" text:outline-level="2"/>
      <text:h text:style-name="P5" text:outline-level="2">API Functionality</text:h>
      <text:p text:style-name="Text_20_body">The API receives code via a POST request, compiles (if necessary), executes it, and returns results. Below is an example request:</text:p>
      <table:table table:name="Table4" table:style-name="Table4">
        <table:table-column table:style-name="Table4.A"/>
        <table:table-row>
          <table:table-cell table:style-name="Table4.A1" office:value-type="string">
            <text:p text:style-name="P3">curl -X POST http://localhost:5000/execute \</text:p>
            <text:p text:style-name="P3"><text:s text:c="5"/>-H "Content-Type: application/json" \</text:p>
            <text:p text:style-name="P3"><text:s text:c="5"/>-d '{"language":"python", "source_code":"print(\"Hello, World!\")", "input_data":"", "expected_output":"Hello, World!"}'</text:p>
          </table:table-cell>
        </table:table-row>
      </table:table>
      <text:p text:style-name="P3"/>
      <text:h text:style-name="Heading_20_3" text:outline-level="3">Example Responses</text:h>
      <text:p text:style-name="Text_20_body"><text:span text:style-name="Strong_20_Emphasis">Success:</text:span></text:p>
      <text:p text:style-name="Preformatted_20_Text"><text:span text:style-name="Source_20_Text">{</text:span></text:p>
      <text:p text:style-name="Preformatted_20_Text"><text:span text:style-name="Source_20_Text"><text:s text:c="4"/>"Result": "Success"</text:span></text:p>
      <text:p text:style-name="P11"><text:span text:style-name="Source_20_Text">}</text:span></text:p>
      <text:p text:style-name="P3"><text:span text:style-name="Strong_20_Emphasis">Incorrect Output:</text:span></text:p>
      <text:p text:style-name="Preformatted_20_Text"><text:span text:style-name="Source_20_Text">{</text:span></text:p>
      <text:p text:style-name="Preformatted_20_Text"><text:span text:style-name="Source_20_Text"><text:s text:c="2"/>"Result": "Incorrect",</text:span></text:p>
      <text:p text:style-name="Preformatted_20_Text"><text:span text:style-name="Source_20_Text"><text:s text:c="2"/>"std_err": "Output does not match expected output",</text:span></text:p>
      <text:p text:style-name="Preformatted_20_Text"><text:span text:style-name="Source_20_Text"><text:s text:c="2"/>"std_out": "hello"</text:span></text:p>
      <text:p text:style-name="P10"><text:span text:style-name="Source_20_Text">}</text:span></text:p>
      <text:p text:style-name="P3"><text:span text:style-name="Strong_20_Emphasis">Execution Error:</text:span></text:p>
      <text:p text:style-name="Preformatted_20_Text"><text:span text:style-name="Source_20_Text">{</text:span></text:p>
      <text:p text:style-name="Preformatted_20_Text"><text:span text:style-name="Source_20_Text"><text:s text:c="2"/>"Result": "Error",</text:span></text:p>
      <text:p text:style-name="Preformatted_20_Text"><text:span text:style-name="Source_20_Text"><text:s text:c="2"/>"std_err": "NameError: name 'it' is not defined"</text:span></text:p>
      <text:p text:style-name="P10"><text:span text:style-name="Source_20_Text">}</text:span></text:p>
      <text:h text:style-name="Heading_20_2" text:outline-level="2">Issues and Improvements</text:h>
      <text:list text:style-name="L3">
        <text:list-item>
          <text:p text:style-name="P16">The system does not currently track passed labs per student, but this feature will be implemented soon.</text:p>
        </text:list-item>
        <text:list-item>
          <text:p text:style-name="P16">C# execution currently does not return standard error outputs, but this will be addressed in future updates.</text:p>
        </text:list-item>
        <text:list-item>
          <text:p text:style-name="P16">A standardized configuration system (e.g., <text:span text:style-name="Source_20_Text">.env</text:span> file) will be implemented for improved environment variable management.</text:p>
        </text:list-item>
      </text:list>
      <text:h text:style-name="P7" text:outline-level="2"/>
      <text:h text:style-name="P8" text:outline-level="2">Frontend Development</text:h>
      <text:p text:style-name="Text_20_body">A simple frontend prototype was developed using React to demonstrate intended UI layout and functionality. This prototype also served as an experiment in state management, comparing Redux, React Query, and useContext. While no final decision has been made, further research will be conducted within the next week to determine the best approach.</text:p>
      <text:h text:style-name="Heading_20_3" text:outline-level="3">Next Steps for the Frontend</text:h>
      <text:list text:style-name="L4">
        <text:list-item>
          <text:p text:style-name="P17">Develop the full frontend using TypeScript and best practices.</text:p>
        </text:list-item>
        <text:list-item>
          <text:p text:style-name="P17">Ensure documentation is written at a beginner-to-intermediate level to encourage contributions from new developers.</text:p>
        </text:list-item>
        <text:list-item>
          <text:p text:style-name="P17">The frontend will be developed on the “<text:span text:style-name="T1">frontend-development”</text:span> branch of the GitHub repository.</text:p>
        </text:list-item>
      </text:list>
      <text:h text:style-name="Heading_20_2" text:outline-level="2">Conclusion</text:h>
      <text:p text:style-name="Text_20_body">The Judge System backend is functional but requires additional tracking features for student progress. The execution engine runs successfully within a Docker container and supports multiple programming languages. The frontend is in its early stages, with a prototype available for reference. Over the next month, the missing backend features will be implemented, a decision on state management will be finalized, and frontend development will proceed using TypeScript.</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7T10:27:03.807201941</meta:creation-date>
    <dc:date>2025-03-08T13:40:42.754035724</dc:date>
    <meta:editing-duration>PT4H49S</meta:editing-duration>
    <meta:editing-cycles>2</meta:editing-cycles>
    <meta:generator>LibreOffice/24.2.7.2$Linux_X86_64 LibreOffice_project/420$Build-2</meta:generator>
    <meta:document-statistic meta:table-count="4" meta:image-count="0" meta:object-count="0" meta:page-count="4" meta:paragraph-count="94" meta:word-count="692" meta:character-count="4719" meta:non-whitespace-character-count="4112"/>
  </office:meta>
</office:document-meta>
</file>